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Callibri" svg:font-family="Cal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Callibri" fo:font-size="11pt" fo:font-weight="normal" officeooo:rsid="002772c5" officeooo:paragraph-rsid="002772c5" style:font-size-asian="11pt" style:font-weight-asian="normal" style:font-size-complex="11pt" style:font-weight-complex="normal"/>
    </style:style>
    <style:style style:name="P2" style:family="paragraph" style:parent-style-name="Standard">
      <style:text-properties fo:color="#000000" style:font-name="Callibri" fo:font-size="11pt" fo:font-weight="normal" officeooo:rsid="002772c5" officeooo:paragraph-rsid="002772c5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Callibri" fo:font-size="11pt" fo:font-weight="normal" officeooo:rsid="001d2cac" officeooo:paragraph-rsid="001d2cac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000000" style:font-name="Callibri" fo:font-size="11pt" fo:font-weight="normal" officeooo:rsid="001d2cac" officeooo:paragraph-rsid="001d2cac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00000" style:font-name="Callibri" fo:font-size="11pt" fo:font-weight="normal" officeooo:rsid="001ee98c" officeooo:paragraph-rsid="001ee98c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000000" style:font-name="Callibri" fo:font-size="11pt" fo:font-weight="normal" officeooo:rsid="0020344b" officeooo:paragraph-rsid="0020344b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000000" style:font-name="Callibri" fo:font-size="11pt" fo:font-weight="normal" officeooo:rsid="0020344b" officeooo:paragraph-rsid="0020bf5d" style:font-size-asian="11pt" style:font-weight-asian="normal" style:font-size-complex="11pt" style:font-weight-complex="normal"/>
    </style:style>
    <style:style style:name="P8" style:family="paragraph" style:parent-style-name="Standard">
      <style:text-properties fo:color="#000000" style:font-name="Callibri" fo:font-size="11pt" fo:font-weight="normal" officeooo:rsid="0022ae19" officeooo:paragraph-rsid="0022ae19" style:font-size-asian="11pt" style:font-weight-asian="normal" style:font-size-complex="11pt" style:font-weight-complex="normal"/>
    </style:style>
    <style:style style:name="P9" style:family="paragraph" style:parent-style-name="Standard">
      <style:text-properties fo:color="#000000" style:font-name="Callibri" fo:font-size="11pt" fo:font-weight="normal" officeooo:paragraph-rsid="002772c5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Callibri" fo:font-size="11pt" fo:font-weight="normal" officeooo:rsid="00280b5e" officeooo:paragraph-rsid="00280b5e" style:font-size-asian="11pt" style:font-weight-asian="normal" style:font-size-complex="11pt" style:font-weight-complex="normal"/>
    </style:style>
    <style:style style:name="P11" style:family="paragraph" style:parent-style-name="Standard">
      <style:text-properties fo:color="#000000" style:font-name="Callibri" fo:font-size="11pt" fo:font-weight="bold" officeooo:rsid="001d2cac" officeooo:paragraph-rsid="001d2cac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000000" style:font-name="Callibri" fo:font-size="11pt" fo:font-weight="bold" officeooo:rsid="002772c5" officeooo:paragraph-rsid="002772c5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Callibri" fo:font-size="11pt" fo:font-weight="bold" officeooo:rsid="00280b5e" officeooo:paragraph-rsid="00280b5e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000000" style:font-name="Callibri" fo:font-size="11pt" fo:font-style="italic" fo:font-weight="normal" officeooo:rsid="001d2cac" officeooo:paragraph-rsid="001d2cac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text-properties fo:color="#000000" style:font-name="Callibri" fo:font-size="11pt" fo:font-style="italic" fo:font-weight="normal" officeooo:rsid="001ee98c" officeooo:paragraph-rsid="001ee98c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text-properties fo:color="#000000" style:font-name="Callibri" fo:font-size="11pt" fo:font-style="italic" fo:font-weight="normal" officeooo:rsid="0020344b" officeooo:paragraph-rsid="0020344b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text-properties fo:color="#000000" style:font-name="Callibri" fo:font-size="11pt" fo:font-style="italic" fo:font-weight="normal" officeooo:rsid="002772c5" officeooo:paragraph-rsid="002772c5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text-properties fo:color="#000000" style:font-name="Callibri" fo:font-size="11pt" fo:font-weight="normal" officeooo:rsid="001d2cac" officeooo:paragraph-rsid="001d2cac" style:font-size-asian="11pt" style:font-weight-asian="normal" style:font-size-complex="11pt" style:font-weight-complex="normal"/>
    </style:style>
    <style:style style:name="P19" style:family="paragraph" style:parent-style-name="Standard">
      <style:text-properties fo:color="#000000" style:font-name="Callibri" fo:font-size="11pt" fo:font-weight="normal" officeooo:rsid="001ee98c" officeooo:paragraph-rsid="001ee98c" style:font-size-asian="11pt" style:font-weight-asian="normal" style:font-size-complex="11pt" style:font-weight-complex="normal"/>
    </style:style>
    <style:style style:name="P20" style:family="paragraph" style:parent-style-name="Standard">
      <style:text-properties fo:color="#000000" style:font-name="Callibri" fo:font-size="11pt" fo:font-weight="normal" officeooo:rsid="0020344b" officeooo:paragraph-rsid="0020344b" style:font-size-asian="11pt" style:font-weight-asian="normal" style:font-size-complex="11pt" style:font-weight-complex="normal"/>
    </style:style>
    <style:style style:name="P21" style:family="paragraph" style:parent-style-name="Standard">
      <style:text-properties fo:color="#000000" style:font-name="Callibri" fo:font-size="11pt" fo:font-weight="normal" officeooo:rsid="0020344b" officeooo:paragraph-rsid="0020bf5d" style:font-size-asian="11pt" style:font-weight-asian="normal" style:font-size-complex="11pt" style:font-weight-complex="normal"/>
    </style:style>
    <style:style style:name="P22" style:family="paragraph" style:parent-style-name="Standard">
      <style:text-properties fo:color="#000000" style:font-name="Callibri" fo:font-size="11pt" fo:font-weight="normal" officeooo:rsid="0022ae19" officeooo:paragraph-rsid="0022ae19" style:font-size-asian="11pt" style:font-weight-asian="normal" style:font-size-complex="11pt" style:font-weight-complex="normal"/>
    </style:style>
    <style:style style:name="T1" style:family="text">
      <style:text-properties officeooo:rsid="001d2cac"/>
    </style:style>
    <style:style style:name="T2" style:family="text">
      <style:text-properties officeooo:rsid="001ee98c"/>
    </style:style>
    <style:style style:name="T3" style:family="text">
      <style:text-properties officeooo:rsid="0022ae19"/>
    </style:style>
    <style:style style:name="T4" style:family="text">
      <style:text-properties officeooo:rsid="0026076f"/>
    </style:style>
    <style:style style:name="T5" style:family="text">
      <style:text-properties officeooo:rsid="002772c5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officeooo:rsid="0027d622"/>
    </style:style>
    <style:style style:name="T8" style:family="text">
      <style:text-properties officeooo:rsid="0028f735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adêmicos: <text:tab/>Elias</text:p>
      <text:p text:style-name="P1"><text:tab/><text:tab/><text:tab/>Jefferson <text:span text:style-name="T8">Carlos</text:span></text:p>
      <text:p text:style-name="P1"><text:tab/><text:tab/><text:tab/>Mauri <text:span text:style-name="T8">Junior</text:span></text:p>
      <text:p text:style-name="P1"><text:tab/><text:tab/><text:tab/>Sibelly <text:span text:style-name="T8">Sanches</text:span></text:p>
      <text:p text:style-name="P3"/>
      <text:p text:style-name="P3"/>
      <text:p text:style-name="P13">Sistema Confecções Sisau</text:p>
      <text:p text:style-name="P10">Documento de Requisitos</text:p>
      <text:p text:style-name="P10"/>
      <text:p text:style-name="P4"/>
      <text:p text:style-name="P11">A. Visão Geral do Sistema</text:p>
      <text:p text:style-name="P4"/>
      <text:p text:style-name="P4"><text:tab/>O software de apoio a loja de roupas e confecções tem como principal objetivo auxiliar o gerenci<text:span text:style-name="T2">a</text:span>mento do fluxo financeiro e controle de entrada e <text:span text:style-name="T4">saída</text:span> de estoque da loja Livi'n. Os usuários do software são os funcionários da loja responsáveis pela atualização dos produtos do estoque e o gerente da loja. O software deverá permitir o cadastro dos<text:tab/> dados dos clientes e fornecedores e a entrada e saída dos produtos.</text:p>
      <text:p text:style-name="P4"/>
      <text:p text:style-name="P11">B. Requisitos funcionais</text:p>
      <text:p text:style-name="P4"/>
      <text:p text:style-name="P14">B1. Cadastro de produtos</text:p>
      <text:p text:style-name="P14"/>
      <text:p text:style-name="P4">1. O sistema deve permitir o cadastro de dados dos produtos vendidos pela loja. As informações a serem cadastradas são: categoria, <text:span text:style-name="T2">cor, marca, tamanho, quantidade, preço.</text:span></text:p>
      <text:p text:style-name="P4"/>
      <text:p text:style-name="P5">2. <text:span text:style-name="T1">O sistema deve permitir </text:span>que o gerente altere os dados dos produtos.</text:p>
      <text:p text:style-name="P5"/>
      <text:p text:style-name="P15">B2. Cadastro de clientes</text:p>
      <text:p text:style-name="P15"/>
      <text:p text:style-name="P5">3. <text:span text:style-name="T1">O sistema deve permitir </text:span>o cadastro de dados dos clientes da loja. As informações a serem cadastradas são: nome, CPF, RG, data de nascimento, telefone, nome da rua/avenida, número, complemento, bairro, CEP, cidade.</text:p>
      <text:p text:style-name="P5"/>
      <text:p text:style-name="P5">4. <text:span text:style-name="T1">O sistema deve permitir </text:span>que o gerente altere os dados dos clientes.</text:p>
      <text:p text:style-name="P5"><text:s/></text:p>
      <text:p text:style-name="P15">B3. Cadastro de fornecedores</text:p>
      <text:p text:style-name="P15"/>
      <text:p text:style-name="P5">5. <text:span text:style-name="T1">O sistema deve permitir </text:span>o cadastro de dados dos fornecedores da loja. As informações a serem cadastradas são: nome do fornecedor, CPF/CNPJ, telefone, nome da rua/avenida, número, complemento, bairro, CEP, cidade.</text:p>
      <text:p text:style-name="P5"/>
      <text:p text:style-name="P5">6. <text:span text:style-name="T1">O sistema deve permitir </text:span>que o gerente altere os dados dos fornecedores.</text:p>
      <text:p text:style-name="P5"><text:s/></text:p>
      <text:p text:style-name="P15">B4. Controle de estoque</text:p>
      <text:p text:style-name="P15"/>
      <text:p text:style-name="P5">7. <text:span text:style-name="T1">O sistema deve permitir </text:span>que os funcionários consultem a disponibilidade de um determinado produto em estoque.</text:p>
      <text:p text:style-name="P6"/>
      <text:p text:style-name="P6">8. <text:span text:style-name="T1">O sistema deve permitir </text:span>a atualização dos produtos no estoque em caso de venda ou aquisição.</text:p>
      <text:p text:style-name="P8"/>
      <text:p text:style-name="P8">9. O sistema deve informar ao usuário sempre que um produto estiver abaixo do nível mínimo(estipulado pelo gerente) em estoque.</text:p>
      <text:p text:style-name="P6"/>
      <text:p text:style-name="P16">B5. Emissão de relatórios</text:p>
      <text:p text:style-name="P16"><text:soft-page-break/></text:p>
      <text:p text:style-name="P6"><text:span text:style-name="T3">10</text:span>. <text:span text:style-name="T1">O sistema deve </text:span>emitir relatórios exibindo a movimentação financeira diária ou de um determinado período especificado pelo usuário, detalhando todas as entradas e saídas registradas.</text:p>
      <text:p text:style-name="P6"/>
      <text:p text:style-name="P6">1<text:span text:style-name="T3">1</text:span>. O sistema deve emitir relatórios exibindo a lista de produtos mais e/ou menos vendidos em um determinado período especificado pelo usuário.</text:p>
      <text:p text:style-name="P7"/>
      <text:p text:style-name="P7">1<text:span text:style-name="T3">2</text:span>. O sistema deve emitir <text:span text:style-name="T3">um relatório exibindo todos os produtos que estão abaixo do nível mínimo (estipulado pelo gerente) do estoque.</text:span></text:p>
      <text:p text:style-name="P7"/>
      <text:p text:style-name="P12">C. Requisitos não funcionas</text:p>
      <text:p text:style-name="P12"/>
      <text:p text:style-name="P17">C1. Usabilidade</text:p>
      <text:p text:style-name="P17"/>
      <text:p text:style-name="P9"><text:span text:style-name="T5">13. </text:span><text:span text:style-name="T6">O sistema deve ser fácil de usar e considerar as sub-características de usabilidade apresentadas na ISO/IEC 9126</text:span></text:p>
      <text:p text:style-name="P9"/>
      <text:p text:style-name="P17">C2. Portabilidade </text:p>
      <text:p text:style-name="P17"/>
      <text:p text:style-name="P9"><text:span text:style-name="T5">14. </text:span><text:span text:style-name="T6">O sistema deve possuir interface gráfica, de acordo com um padrão do estilo </text:span><text:span text:style-name="T7">Windows</text:span><text:span text:style-name="T6">, e dirigida a menu.</text:span></text:p>
      <text:p text:style-name="P9"/>
      <text:p text:style-name="P17">C3. Confiabilidade</text:p>
      <text:p text:style-name="P17"/>
      <text:p text:style-name="P2">15. O sistema deve possuir senhas de acesso e identificação para diferentes tipos de usuários: administrador do sistema, funcionários da loja e fornecedor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sans-serif"/>
    <style:font-face style:name="Callibri" svg:font-family="Cal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6T18:18:12.333000000</meta:creation-date>
    <dc:date>2014-03-07T21:06:42.340000000</dc:date>
    <meta:editing-duration>PT17M12S</meta:editing-duration>
    <meta:editing-cycles>10</meta:editing-cycles>
    <meta:generator>LibreOffice/4.1.5.3$Windows_x86 LibreOffice_project/1c1366bba2ba2b554cd2ca4d87c06da81c05d24</meta:generator>
    <meta:document-statistic meta:table-count="0" meta:image-count="0" meta:object-count="0" meta:page-count="2" meta:paragraph-count="35" meta:word-count="438" meta:character-count="2782" meta:non-whitespace-character-count="2361"/>
  </office:meta>
</office:document-meta>
</file>